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7.5in" style:page-number="auto" fo:break-before="page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Table1.8" style:family="table-row">
      <style:table-row-properties style:row-height="2.1826in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Footer" style:master-page-name="Standard">
      <style:paragraph-properties style:page-number="auto"/>
    </style:style>
    <style:style style:name="P16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7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8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9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0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4f806" style:font-name-asian="Calibri" style:font-size-asian="9pt" style:font-weight-asian="bold" style:font-name-complex="Times New Roman" style:font-size-complex="9pt"/>
    </style:style>
    <style:style style:name="P21" style:family="paragraph" style:parent-style-name="Heading_20_1">
      <style:paragraph-properties fo:margin-top="0.0835in" fo:margin-bottom="0in" style:contextual-spacing="false" fo:line-height="100%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4f806" style:font-name-asian="Calibri" style:font-size-asian="9pt" style:font-weight-asian="bold" style:font-name-complex="Times New Roman" style:font-size-complex="9pt"/>
    </style:style>
    <style:style style:name="P22" style:family="paragraph" style:parent-style-name="Heading_20_1">
      <style:paragraph-properties fo:margin-top="0.0835in" fo:margin-bottom="0in" style:contextual-spacing="false" fo:line-height="100%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621ee" style:font-name-asian="Calibri" style:font-size-asian="9pt" style:font-weight-asian="bold" style:font-name-complex="Times New Roman" style:font-size-complex="9pt"/>
    </style:style>
    <style:style style:name="P23" style:family="paragraph" style:parent-style-name="Heading_20_1">
      <style:text-properties officeooo:paragraph-rsid="0040307c"/>
    </style:style>
    <style:style style:name="P24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25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P26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44f806" officeooo:paragraph-rsid="0044f806" style:font-name-asian="Calibri" style:font-size-asian="11pt" style:font-name-complex="Times New Roman" style:font-size-complex="11pt"/>
    </style:style>
    <style:style style:name="P2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28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paragraph-rsid="0044f806" style:font-name-asian="Calibri" style:font-size-asian="11pt" style:font-name-complex="Times New Roman" style:font-size-complex="11pt"/>
    </style:style>
    <style:style style:name="P29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44f806" style:font-name-asian="Calibri" style:font-size-asian="11pt" style:font-name-complex="Times New Roman" style:font-size-complex="11pt"/>
    </style:style>
    <style:style style:name="P30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4621ee" style:font-name-asian="Calibri" style:font-size-asian="11pt" style:font-name-complex="Times New Roman" style:font-size-complex="11pt"/>
    </style:style>
    <style:style style:name="P31" style:family="paragraph" style:parent-style-name="Normal">
      <style:paragraph-properties fo:margin-top="0.0835in" fo:margin-bottom="0in" style:contextual-spacing="false" fo:line-height="100%" style:writing-mode="lr-tb"/>
      <style:text-properties style:font-name="Century Gothic" fo:font-size="11pt" fo:language="en" fo:country="US" officeooo:rsid="0013cd5c" officeooo:paragraph-rsid="004621ee" style:font-name-asian="Calibri" style:font-size-asian="11pt" style:font-name-complex="Times New Roman" style:font-size-complex="11pt"/>
    </style:style>
    <style:style style:name="P32" style:family="paragraph" style:parent-style-name="Standard" style:master-page-name="First_20_Page">
      <style:paragraph-properties fo:line-height="100%" style:page-number="auto" fo:break-before="page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4f806" style:font-size-asian="9pt" style:font-size-complex="9pt"/>
    </style:style>
    <style:style style:name="P33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44f806"/>
    </style:style>
    <style:style style:name="P34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4621ee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T21" style:family="text">
      <style:text-properties officeooo:rsid="0044f806"/>
    </style:style>
    <style:style style:name="T22" style:family="text">
      <style:text-properties officeooo:rsid="004621ee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5">adfa adfa</text:p>
            <text:p text:style-name="P10"/>
            <text:p text:style-name="P10">adfa</text:p>
            <text:p text:style-name="Contact_20_info">45454 – <text:span text:style-name="T15">s.raess@me.com – </text:span><text:span text:style-name="T16">adf – </text:span><text:span text:style-name="T19">19.04.1922 – </text:span><text:span text:style-name="T20">asdf af - </text:span><text:span text:style-name="T19"><text:s/>adf - asd</text:span></text:p>
            <text:p text:style-name="Contact_20_info"/>
            <text:p text:style-name="P7">adf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6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2c1e1be5-61bb-452c-8e3d-0a320f52e7e9">
              <text:p text:style-name="P8">
    <text:span text:style-name="T9">c – </text:span>
    <text:span text:style-name="T13">c</text:span>
    <text:span text:style-name="T9">:</text:span>
    <text:span text:style-name="T11"> </text:span>
    <text:span text:style-name="T14">2022</text:span>
    <text:span text:style-name="T5"> -</text:span>
    <text:span text:style-name="T4"> </text:span>
    <text:span text:style-name="T6">2022</text:span>
  </text:p>
              <text:p text:style-name="P3">c</text:p>
              <text:p text:style-name="P3"/>
            </text:section>
            <text:section text:style-name="Sect1" text:name="3d30a63d-bdf4-4cba-bd6b-8ced049cee91">
              <text:p text:style-name="P8">
    <text:span text:style-name="T9">b – </text:span>
    <text:span text:style-name="T13">asdfa</text:span>
    <text:span text:style-name="T9">:</text:span>
    <text:span text:style-name="T11"> </text:span>
    <text:span text:style-name="T14">Januar 1945</text:span>
    <text:span text:style-name="T5"> -</text:span>
    <text:span text:style-name="T4"> </text:span>
    <text:span text:style-name="T6">September 1950</text:span>
  </text:p>
              <text:p text:style-name="P3">asdfa</text:p>
              <text:p text:style-name="P3"/>
            </text:section>
            <text:section text:style-name="Sect1" text:name="989e0095-1e18-49fe-b7ef-0a56268b4b6f">
              <text:p text:style-name="P8">
    <text:span text:style-name="T9">a – </text:span>
    <text:span text:style-name="T13">bvbv</text:span>
    <text:span text:style-name="T9">:</text:span>
    <text:span text:style-name="T11"> </text:span>
    <text:span text:style-name="T14">2020</text:span>
    <text:span text:style-name="T5"> -</text:span>
    <text:span text:style-name="T4"> </text:span>
    <text:span text:style-name="T6">2021</text:span>
  </text:p>
              <text:p text:style-name="P3">vbv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7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9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6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8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  <text:soft-page-break/>
        <table:table-row table:style-name="Table1.8">
          <table:table-cell table:style-name="Table1.A7" office:value-type="string">
            <text:h text:style-name="P21" text:outline-level="1"><text:span text:style-name="T21">RESERVE 1</text:span></text:h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  <table:table-row table:style-name="Table1.8">
          <table:table-cell table:style-name="Table1.A7" office:value-type="string">
            <text:h text:style-name="P22" text:outline-level="1"><text:span text:style-name="T21">RESERVE </text:span><text:span text:style-name="T22">2</text:span></text:h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33"/>
          </table:table-cell>
        </table:table-row>
      </table:table>
      <text:p text:style-name="Normal"/>
      <text:p text:style-name="P3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dfa adfa, adfa, asdf af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>af</text:span>, <text:span text:style-name="T18"><text:date style:data-style-name="N10081" text:date-value="2022-04-27T11:41:45.604238086">27. April 2022</text:date></text:span></text:p>
      <text:p text:style-name="P14"/>
      <text:h text:style-name="P23" text:outline-level="1">Bewerbung als adfa</text:h>
      <text:p text:style-name="P14"/>
      <text:p text:style-name="P11">Sehr geehrte Damen und Herren</text:p>
      <text:p text:style-name="P11"/>
      <text:p text:style-name="P11">ada</text:p>
      <text:p text:style-name="P11"/>
      <text:p text:style-name="P11">asdfasd</text:p>
      <text:p text:style-name="P11"/>
      <text:p text:style-name="P11">asdfasd</text:p>
      <text:p text:style-name="P11"/>
      <text:p text:style-name="P11">Freundliche Grüße</text:p>
      <text:p text:style-name="P11"/>
      <text:p text:style-name="P11">adfa adf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adfa adfa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2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>Substantial OpenOffice Resume</dc:title>
    <meta:creation-date>2017-08-04T17:35:35.17</meta:creation-date>
    <meta:editing-cycles>56</meta:editing-cycles>
    <meta:editing-duration>PT2H58M3S</meta:editing-duration>
    <dc:subject>hloom.com</dc:subject>
    <meta:initial-creator>hloom.com </meta:initial-creator>
    <dc:date>2022-04-27T11:41:45.515021951</dc:date>
    <meta:document-statistic meta:table-count="1" meta:image-count="0" meta:object-count="0" meta:page-count="3" meta:paragraph-count="33" meta:word-count="77" meta:character-count="953" meta:non-whitespace-character-count="899"/>
  </office:meta>
</office:document-meta>
</file>